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7402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0948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416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465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389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7641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399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765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301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144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2835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418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186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1521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2676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1523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263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096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1856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661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223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1893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2652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5834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7524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2969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696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226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39707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8936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293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283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8785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282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396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13" calcext:value-type="float">
            <text:p>0.3556824706</text:p>
          </table:table-cell>
          <table:table-cell office:value-type="float" office:value="3.51437055035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13" calcext:value-type="float">
            <text:p>0.3552328355</text:p>
          </table:table-cell>
          <table:table-cell office:value-type="float" office:value="3.51881885636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25" calcext:value-type="float">
            <text:p>0.3547834164</text:p>
          </table:table-cell>
          <table:table-cell office:value-type="float" office:value="3.52327629232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067" calcext:value-type="float">
            <text:p>0.3543342351</text:p>
          </table:table-cell>
          <table:table-cell office:value-type="float" office:value="3.52774266863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02" calcext:value-type="float">
            <text:p>0.3888292677</text:p>
          </table:table-cell>
          <table:table-cell office:value-type="float" office:value="3.21477857721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05" calcext:value-type="float">
            <text:p>-0.2731624037</text:p>
          </table:table-cell>
          <table:table-cell office:value-type="float" office:value="4.57603236407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378" calcext:value-type="float">
            <text:p>-0.2705341034</text:p>
          </table:table-cell>
          <table:table-cell office:value-type="float" office:value="4.62048955895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36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17" calcext:value-type="float">
            <text:p>-0.2652685129</text:p>
          </table:table-cell>
          <table:table-cell office:value-type="float" office:value="4.71220645924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085" calcext:value-type="float">
            <text:p>-0.2626327531</text:p>
          </table:table-cell>
          <table:table-cell office:value-type="float" office:value="4.7594977599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47" calcext:value-type="float">
            <text:p>-0.2599960345</text:p>
          </table:table-cell>
          <table:table-cell office:value-type="float" office:value="4.80776563592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28" calcext:value-type="float">
            <text:p>-0.2573591169</text:p>
          </table:table-cell>
          <table:table-cell office:value-type="float" office:value="4.85702630208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12" calcext:value-type="float">
            <text:p>-0.2547227565</text:p>
          </table:table-cell>
          <table:table-cell office:value-type="float" office:value="4.90729614077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559" calcext:value-type="float">
            <text:p>-0.2520877046</text:p>
          </table:table-cell>
          <table:table-cell office:value-type="float" office:value="4.95859170199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794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46" calcext:value-type="float">
            <text:p>-0.2468245025</text:p>
          </table:table-cell>
          <table:table-cell office:value-type="float" office:value="5.06432703213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47" calcext:value-type="float">
            <text:p>-0.2441978235</text:p>
          </table:table-cell>
          <table:table-cell office:value-type="float" office:value="5.11880074212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579" calcext:value-type="float">
            <text:p>-0.2415753936</text:p>
          </table:table-cell>
          <table:table-cell office:value-type="float" office:value="5.1743680574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597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18" calcext:value-type="float">
            <text:p>-0.2363461306</text:p>
          </table:table-cell>
          <table:table-cell office:value-type="float" office:value="5.28885324559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289" calcext:value-type="float">
            <text:p>-0.2337406973</text:p>
          </table:table-cell>
          <table:table-cell office:value-type="float" office:value="5.34780641324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14" calcext:value-type="float">
            <text:p>-0.2311423111</text:p>
          </table:table-cell>
          <table:table-cell office:value-type="float" office:value="5.40792377637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784" calcext:value-type="float">
            <text:p>-0.2285516438</text:p>
          </table:table-cell>
          <table:table-cell office:value-type="float" office:value="5.46922340748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55" calcext:value-type="float">
            <text:p>-0.2259693546</text:p>
          </table:table-cell>
          <table:table-cell office:value-type="float" office:value="5.53172354938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32" calcext:value-type="float">
            <text:p>-0.2233960896</text:p>
          </table:table-cell>
          <table:table-cell office:value-type="float" office:value="5.5954426152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666" calcext:value-type="float">
            <text:p>-0.2208324817</text:p>
          </table:table-cell>
          <table:table-cell office:value-type="float" office:value="5.66039918843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35" calcext:value-type="float">
            <text:p>0.3935534172</text:p>
          </table:table-cell>
          <table:table-cell office:value-type="float" office:value="3.17618891174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07" calcext:value-type="float">
            <text:p>0.3935548075</text:p>
          </table:table-cell>
          <table:table-cell office:value-type="float" office:value="3.17617769154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0:30:07.835933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9-23T10:30:22.542336731</dc:date>
    <dc:creator>Lucas Wetzel</dc:creator>
    <meta:editing-duration>P0D</meta:editing-duration>
    <meta:editing-cycles>1</meta:editing-cycles>
    <meta:document-statistic meta:table-count="1" meta:cell-count="12403" meta:object-count="0"/>
  </office:meta>
</office:document-meta>
</file>